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r7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8cm" style:use-optimal-column-width="false"/>
    </style:style>
    <style:style style:name="co2" style:family="table-column">
      <style:table-column-properties style:column-width="1.437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029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3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9.609cm" svg:height="6.631cm" svg:x="2.243cm" svg:y="2.98cm" presentation:class="title" presentation:user-transformed="true">
          <draw:text-box>
            <text:p text:style-name="P1"><text:span text:style-name="T1">Projeto 02</text:span><text:span text:style-name="T1"><text:line-break/></text:span><text:span text:style-name="T2">Variando a resolução de intensidade</text:span></text:p>
          </draw:text-box>
        </draw:frame>
        <draw:frame draw:name="Subtítulo 2" presentation:style-name="pr2" draw:text-style-name="P5" draw:layer="layout" svg:width="25.399cm" svg:height="4.598cm" svg:x="4.233cm" svg:y="10.006cm" presentation:class="subtitle" presentation:user-transformed="true">
          <draw:text-box>
            <text:p text:style-name="P3"><text:span text:style-name="T3">Escreva um programa capaz de ampliar e reduzir uma imagem por replicação de pixel. Assuma que os fatores de ampliação/redução sejam inteiros.</text:span></text:p>
            <text:p text:style-name="P4"><text:span text:style-name="T3">WILLIAN RODRIGUES AL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cussão técnica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"><text:span text:style-name="T4">Discussão técnica</text:span></text:p>
          </draw:text-box>
        </draw:frame>
        <draw:frame draw:name="Espaço Reservado para Conteúdo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5">A imagem reduzida será gerada através da eliminação de linhas e colunas intercaladas, as linhas e colunas que serão eliminadas da imagem original, com esse procedimento são perdidas informações da imagem. </text:span></text:p>
              </text:list-item>
              <text:list-item>
                <text:p text:style-name="P8"><text:span text:style-name="T5">Uma das formas de ampliar imagens é através da replicação de linhas e colunas, método utilizado. O método consiste na criação de uma nova imagem ampliada, com o dobro do número de linhas e colunas da imagem original, e no preenchimento dos novos pixeis com valores dos pixeis vizinhos. 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mos o seguinte esquema para implementar a conversão" draw:style-name="dp1" draw:master-page-name="Título_20_e_20_conteúdo" presentation:presentation-page-layout-name="AL2T11">
        <draw:frame draw:name="Título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10"><text:span text:style-name="T7">Definimos o seguinte esquema para implementar a conversão</text:span></text:p>
          </draw:text-box>
        </draw:frame>
        <draw:frame draw:name="Espaço Reservado para Conteúdo 3" draw:style-name="standard" draw:layer="layout" svg:width="5.831cm" svg:height="4.118cm" svg:x="2.699cm" svg:y="9.25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2</text:span></text:p>
              </table:table-cell>
              <table:table-cell>
                <text:p text:style-name="P11"><text:span text:style-name="T5">13</text:span></text:p>
              </table:table-cell>
              <table:table-cell>
                <text:p text:style-name="P11"><text:span text:style-name="T5">14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5">21</text:span></text:p>
              </table:table-cell>
              <table:table-cell>
                <text:p text:style-name="P11"><text:span text:style-name="T5">22</text:span></text:p>
              </table:table-cell>
              <table:table-cell>
                <text:p text:style-name="P11"><text:span text:style-name="T5">23</text:span></text:p>
              </table:table-cell>
              <table:table-cell>
                <text:p text:style-name="P11"><text:span text:style-name="T5">24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2</text:span></text:p>
              </table:table-cell>
              <table:table-cell>
                <text:p text:style-name="P11"><text:span text:style-name="T5">33</text:span></text:p>
              </table:table-cell>
              <table:table-cell>
                <text:p text:style-name="P11"><text:span text:style-name="T5">34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5">41</text:span></text:p>
              </table:table-cell>
              <table:table-cell>
                <text:p text:style-name="P11"><text:span text:style-name="T5">42</text:span></text:p>
              </table:table-cell>
              <table:table-cell>
                <text:p text:style-name="P11"><text:span text:style-name="T5">43</text:span></text:p>
              </table:table-cell>
              <table:table-cell>
                <text:p text:style-name="P11"><text:span text:style-name="T5">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ela 5" draw:style-name="standard" draw:layer="layout" svg:width="2.873cm" svg:height="2.058cm" svg:x="9.137cm" svg:y="9.252cm">
          <table:table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3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aixaDeTexto 6" draw:style-name="gr2" draw:text-style-name="P12" draw:layer="layout" svg:width="1.745cm" svg:height="1.773cm" svg:x="4.742cm" svg:y="8.226cm">
          <text:p text:style-name="P11"><text:span text:style-name="T5">4 x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3" draw:text-style-name="P12" draw:layer="layout" svg:width="2.087cm" svg:height="1.013cm" svg:x="9.598cm" svg:y="8.364cm">
          <text:p text:style-name="P11"><text:span text:style-name="T5">2 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8" draw:style-name="standard" draw:layer="layout" svg:width="2.873cm" svg:height="2.058cm" svg:x="19.804cm" svg:y="9.252cm">
          <table:table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3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aixaDeTexto 9" draw:style-name="gr3" draw:text-style-name="P12" draw:layer="layout" svg:width="2.087cm" svg:height="1.013cm" svg:x="20.265cm" svg:y="8.364cm">
          <text:p text:style-name="P11"><text:span text:style-name="T5">2 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3" draw:style-name="standard" draw:layer="layout" svg:width="5.831cm" svg:height="4.118cm" svg:x="24.902cm" svg:y="9.25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3</text:span></text:p>
              </table:table-cell>
              <table:table-cell>
                <text:p text:style-name="P11"><text:span text:style-name="T5">13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1</text:span></text:p>
              </table:table-cell>
              <table:table-cell>
                <text:p text:style-name="P11"><text:span text:style-name="T5">13</text:span></text:p>
              </table:table-cell>
              <table:table-cell>
                <text:p text:style-name="P11"><text:span text:style-name="T5">13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3</text:span></text:p>
              </table:table-cell>
              <table:table-cell>
                <text:p text:style-name="P11"><text:span text:style-name="T5">33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1</text:span></text:p>
              </table:table-cell>
              <table:table-cell>
                <text:p text:style-name="P11"><text:span text:style-name="T5">33</text:span></text:p>
              </table:table-cell>
              <table:table-cell>
                <text:p text:style-name="P11"><text:span text:style-name="T5">3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aixaDeTexto 11" draw:style-name="gr2" draw:text-style-name="P12" draw:layer="layout" svg:width="1.745cm" svg:height="1.773cm" svg:x="26.946cm" svg:y="8.226cm">
          <text:p text:style-name="P11"><text:span text:style-name="T5">4 x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" draw:style-name="dp1" draw:master-page-name="Título_20_e_20_conteúdo" presentation:presentation-page-layout-name="AL2T1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10"><text:span text:style-name="T4">Resultado</text:span></text:p>
          </draw:text-box>
        </draw:frame>
        <draw:frame draw:name="Espaço Reservado para Conteúdo 2" presentation:style-name="pr8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8">A imagem da rosa foi reduzida de 1024x1024 para 512x512 em passos sucessivos múltiplos de dois.</text:span></text:p>
              </text:list-item>
              <text:list-item>
                <text:p text:style-name="P13"><text:span text:style-name="T8">Em aumentar o tamanho da imagem incluindo mais linhas e colunas só foi possivel de ser feito copiando o fonte disponibilizado nas notas de aulano software Matla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9-12">12/09/17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 para editar o título mestre</text:span></text:p>
        </draw:text-box>
      </draw:frame>
      <draw:frame draw:name="Espaço Reservado para Conteúdo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 para editar o formato do texto da estrutura de tópicos</text:span></text:p>
              <text:list>
                <text:list-item>
                  <text:p text:style-name="MP12"><text:span text:style-name="MT4">2.º nível da estrutura de tópicos</text:span></text:p>
                  <text:list>
                    <text:list-item>
                      <text:p text:style-name="MP12"><text:span text:style-name="MT4">3.º nível da estrutura de tópicos</text:span></text:p>
                      <text:list>
                        <text:list-item>
                          <text:p text:style-name="MP12"><text:span text:style-name="MT4">4.º nível da estrutura de tópicos</text:span></text:p>
                          <text:list>
                            <text:list-item>
                              <text:p text:style-name="MP12"><text:span text:style-name="MT4">5.º nível da estrutura de tópicos</text:span></text:p>
                              <text:list>
                                <text:list-item>
                                  <text:p text:style-name="MP12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7.º nível da estrutura de tópicosClique para editar o texto mestr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9-12">12/09/17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to 01 Variando a resolução de intensidade</dc:title>
    <meta:initial-creator>WILLIAN ALVES</meta:initial-creator>
    <dc:creator>WILLIAN ALVES</dc:creator>
    <meta:editing-cycles>11</meta:editing-cycles>
    <meta:creation-date>2017-09-06T01:28:00</meta:creation-date>
    <dc:date>2017-09-06T04:30:26</dc:date>
    <meta:editing-duration>PT2H22M</meta:editing-duration>
    <meta:generator>LibreOffice/5.1.6.2$Linux_X86_64 LibreOffice_project/10m0$Build-2</meta:generator>
    <meta:document-statistic meta:object-count="5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